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2pt" style:font-size-asian="12pt" style:font-size-complex="12pt"/>
    </style:style>
    <style:style style:name="P3" style:family="paragraph" style:parent-style-name="Standard" style:list-style-name="L5">
      <style:text-properties fo:font-size="12pt" style:font-size-asian="12pt" style:font-size-complex="12pt"/>
    </style:style>
    <style:style style:name="P4" style:family="paragraph" style:parent-style-name="Standard" style:list-style-name="L2"/>
    <style:style style:name="P5" style:family="paragraph" style:parent-style-name="Text_20_body">
      <style:text-properties fo:font-size="12pt" fo:font-weight="normal" style:font-size-asian="12pt" style:font-weight-asian="normal" style:font-size-complex="12pt" style:font-weight-complex="normal"/>
    </style:style>
    <style:style style:name="T1" style:family="text">
      <style:text-properties fo:font-size="16pt" style:font-size-asian="16pt" style:font-size-complex="16pt"/>
    </style:style>
    <style:style style:name="T2" style:family="text">
      <style:text-properties fo:font-weight="bold"/>
    </style:style>
    <style:style style:name="T3" style:family="text">
      <style:text-properties fo:font-variant="normal" fo:text-transform="none" fo:color="#000000" style:font-name="Times New Roman1" fo:letter-spacing="normal" fo:font-style="normal"/>
    </style:style>
    <style:style style:name="T4" style:family="text">
      <style:text-properties fo:font-variant="normal" fo:text-transform="none" fo:color="#000000" style:font-name="Times New Roman1"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69495696219673262" text:style-name="L2">
        <text:list-item>
          <text:p text:style-name="P4"><text:span text:style-name="T1">Specifica del problema</text:span></text:p>
        </text:list-item>
      </text:list>
      <text:p text:style-name="P2">Si vuole realizzare una applicazione desktop per il gioco Block Breaker. In particolare si vuole implementare un gioco che comprende una pallina in movimento, un player (racchetta), dei blocchi da rompere con un numero casuale di impatti (che possono andare da un minimo di zero a un massimo di 4). <text:line-break/><text:line-break/>L'utente dovrà cliccare sul bottone "Start" per visualizzare la schermata di gioco, poi premere il tasto designato all'avvio del gioco(e allo sblocco in caso si sia messo in pausa, cioè la barra spaziatrice) per poter iniziare a giocare.</text:p>
      <text:p text:style-name="P2"/>
      <text:p text:style-name="P2">Il gioco si basa su queste semplici regole:</text:p>
      <text:list xml:id="list6129643492531723141" text:style-name="L5">
        <text:list-item>
          <text:p text:style-name="P3">La pallina parte da una velocità bassa e accelera rapidamente fino alla sua velocità massima.</text:p>
        </text:list-item>
        <text:list-item>
          <text:p text:style-name="P3">La pallina cambia la propria direzione (ma non la propria velocità) ad ogni impatto con blocchi, limite destro, sinistro e superiore della schermada di gioco, e racchetta;</text:p>
        </text:list-item>
        <text:list-item>
          <text:p text:style-name="P3">Se la pallina impatta con la parte inferiore della schermata di gioco, l'utente che sta giocando perde una vita;</text:p>
        </text:list-item>
        <text:list-item>
          <text:p text:style-name="P3">L'utente ha a disposizione 3 vite ogni volta che inizia una nuova partita;</text:p>
        </text:list-item>
        <text:list-item>
          <text:p text:style-name="P3">Il punteggio totalizzato dall'utente è pari ad un'unità per ogni impatto della pallina con i blocchi spaccati(che quindi sono stati portati a zero di vita);</text:p>
        </text:list-item>
        <text:list-item>
          <text:p text:style-name="P3">La racchetta ha una modalità di impatto particolare che permette all'utente che sta giocando di indirizzare la pallina dove preferisce, senza cambiarne la velocità totale;</text:p>
        </text:list-item>
        <text:list-item>
          <text:p text:style-name="P3">Il gioco finisce quando l'utente arriva a zero di vita, oppure spacca ogni blocco presente;</text:p>
        </text:list-item>
        <text:list-item>
          <text:p text:style-name="P3">Il punteggio totalizzato dall'utente si resetta alla fine di ogni partita, dando però la possibilita a questo di immettere il proprio nome per poi salvare nome e punteggio in un file che viene riordinato dal punteggio più alto a quello più basso.</text:p>
        </text:list-item>
      </text:list>
      <text:p text:style-name="P2"/>
      <text:p text:style-name="P2">Durante il gioco si potrà mettere in pausa premendo un tasto designato (start), uscire con un tasto designato(ESC), e muovere la racchetta grazie al fatto che questa seguirà il mous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list xml:id="list37597518" text:continue-list="list3169495696219673262" text:style-name="L2">
        <text:list-item>
          <text:p text:style-name="P4"><text:soft-page-break/><text:span text:style-name="T1">SPECIFICA DEI REQUISITI:</text:span></text:p>
        </text:list-item>
      </text:list>
      <text:p text:style-name="P5"><text:span text:style-name="T3">riportare una descrizione dettagliata delle funzionalità dell'applicazione espresse mediante diagrammi dei casi d'uso (Use Cases UML) e relative tabelle.</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9M58S</meta:editing-duration>
    <meta:editing-cycles>3</meta:editing-cycles>
    <meta:generator>OpenOffice/4.1.2$Win32 OpenOffice.org_project/412m3$Build-9782</meta:generator>
    <dc:date>2016-05-23T17:42:19.87</dc:date>
    <meta:document-statistic meta:table-count="0" meta:image-count="0" meta:object-count="0" meta:page-count="2" meta:paragraph-count="15" meta:word-count="342" meta:character-count="2090"/>
    <dc:creator>Francesco Belacca</dc:creator>
    <meta:user-defined meta:name="Info 1"/>
    <meta:user-defined meta:name="Info 2"/>
    <meta:user-defined meta:name="Info 3"/>
    <meta:user-defined meta:name="Info 4"/>
  </office:meta>
</office:document-meta>
</file>